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-top="thin solid #8EA9DB" fo:border-bottom="thin solid #8EA9DB" fo:border-left="none" fo:border-right="none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29305555555556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3161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#processors</text:p>
          </table:table-cell>
          <table:table-cell office:value-type="string" table:style-name="ce1">
            <text:p>Mergesort</text:p>
          </table:table-cell>
          <table:table-cell office:value-type="string" table:style-name="ce1">
            <text:p>Quicksort</text:p>
          </table:table-cell>
          <table:table-cell/>
          <table:table-cell table:style-name="ce1">
            <draw:frame draw:z-index="1" draw:id="id0" draw:style-name="a0" draw:name="Diagramm 1" svg:x="0.10764in" svg:y="0.125in" svg:width="5.4722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6.15199999999999" table:style-name="ce2">
            <text:p>446,152</text:p>
          </table:table-cell>
          <table:table-cell office:value-type="float" office:value="3488.32" table:style-name="ce1">
            <text:p>3488,3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9.43" table:style-name="ce2">
            <text:p>289,430</text:p>
          </table:table-cell>
          <table:table-cell office:value-type="float" office:value="2941.29" table:style-name="ce1">
            <text:p>2941,2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0.28899999999999" table:style-name="ce2">
            <text:p>270,289</text:p>
          </table:table-cell>
          <table:table-cell office:value-type="float" office:value="2882.63" table:style-name="ce1">
            <text:p>2882,6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1.37599999999998" table:style-name="ce2">
            <text:p>261,376</text:p>
          </table:table-cell>
          <table:table-cell office:value-type="float" office:value="3055.92" table:style-name="ce1">
            <text:p>3055,9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8.20100000000002" table:style-name="ce2">
            <text:p>258,201</text:p>
          </table:table-cell>
          <table:table-cell office:value-type="float" office:value="3234.13" table:style-name="ce1">
            <text:p>3234,1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9.95500000000001" table:style-name="ce2">
            <text:p>249,955</text:p>
          </table:table-cell>
          <table:table-cell office:value-type="float" office:value="3312.46" table:style-name="ce1">
            <text:p>3312,4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6.06700000000001" table:style-name="ce2">
            <text:p>256,067</text:p>
          </table:table-cell>
          <table:table-cell office:value-type="float" office:value="3413.56" table:style-name="ce1">
            <text:p>3413,5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3.148" table:style-name="ce2">
            <text:p>253,148</text:p>
          </table:table-cell>
          <table:table-cell office:value-type="float" office:value="3451.76" table:style-name="ce1">
            <text:p>3451,7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2.27600000000001" table:style-name="ce2">
            <text:p>252,276</text:p>
          </table:table-cell>
          <table:table-cell office:value-type="float" office:value="3520.55" table:style-name="ce1">
            <text:p>3520,5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1.678" table:style-name="ce2">
            <text:p>251,678</text:p>
          </table:table-cell>
          <table:table-cell office:value-type="float" office:value="3648.55" table:style-name="ce1">
            <text:p>3648,5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4.495" table:style-name="ce2">
            <text:p>254,495</text:p>
          </table:table-cell>
          <table:table-cell office:value-type="float" office:value="3730.41" table:style-name="ce1">
            <text:p>3730,4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1.76499999999999" table:style-name="ce2">
            <text:p>251,765</text:p>
          </table:table-cell>
          <table:table-cell office:value-type="float" office:value="3654.5" table:style-name="ce1">
            <text:p>3654,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9.41200000000001" table:style-name="ce2">
            <text:p>249,412</text:p>
          </table:table-cell>
          <table:table-cell office:value-type="float" office:value="3648.8" table:style-name="ce1">
            <text:p>3648,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0.77" table:style-name="ce2">
            <text:p>250,770</text:p>
          </table:table-cell>
          <table:table-cell office:value-type="float" office:value="3728.3" table:style-name="ce1">
            <text:p>3728,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9.03700000000001" table:style-name="ce2">
            <text:p>249,037</text:p>
          </table:table-cell>
          <table:table-cell office:value-type="float" office:value="3741.43" table:style-name="ce1">
            <text:p>3741,4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3.81399999999999" table:style-name="ce2">
            <text:p>253,814</text:p>
          </table:table-cell>
          <table:table-cell office:value-type="float" office:value="3660.11" table:style-name="ce1">
            <text:p>3660,11</text:p>
          </table:table-cell>
          <table:table-cell table:number-columns-repeated="16381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2" draw:id="id1" draw:style-name="a1" draw:name="Diagramm 4" svg:x="0.33681in" svg:y="0.187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put size</text:p>
          </table:table-cell>
          <table:table-cell office:value-type="string" table:style-name="ce1">
            <text:p>Mergesort</text:p>
          </table:table-cell>
          <table:table-cell office:value-type="string" table:style-name="ce1">
            <text:p>ParallelMergesort</text:p>
          </table:table-cell>
          <table:table-cell office:value-type="string" table:style-name="ce1">
            <text:p>Quicksort</text:p>
          </table:table-cell>
          <table:table-cell office:value-type="string" table:style-name="ce1">
            <text:p>ParallelQuickso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3</text:p>
          </table:table-cell>
          <table:table-cell office:value-type="float" office:value="0.75509999999999999" table:style-name="ce1">
            <text:p>0,7551</text:p>
          </table:table-cell>
          <table:table-cell office:value-type="float" office:value="4.6981999999999999" table:style-name="ce1">
            <text:p>4,6982</text:p>
          </table:table-cell>
          <table:table-cell office:value-type="float" office:value="4.9367999999999999" table:style-name="ce1">
            <text:p>4,9368</text:p>
          </table:table-cell>
          <table:table-cell office:value-type="float" office:value="14.601100000000001" table:style-name="ce1">
            <text:p>14,60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4</text:p>
          </table:table-cell>
          <table:table-cell office:value-type="float" office:value="2.2860999999999998" table:style-name="ce1">
            <text:p>2,2861</text:p>
          </table:table-cell>
          <table:table-cell office:value-type="float" office:value="8.5777000000000001" table:style-name="ce1">
            <text:p>8,5777</text:p>
          </table:table-cell>
          <table:table-cell office:value-type="float" office:value="8.3084000000000007" table:style-name="ce1">
            <text:p>8,3084</text:p>
          </table:table-cell>
          <table:table-cell office:value-type="float" office:value="25.278099999999998" table:style-name="ce1">
            <text:p>25,27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5</text:p>
          </table:table-cell>
          <table:table-cell office:value-type="float" office:value="19.1431" table:style-name="ce1">
            <text:p>19,1431</text:p>
          </table:table-cell>
          <table:table-cell office:value-type="float" office:value="42.012599999999999" table:style-name="ce1">
            <text:p>42,0126</text:p>
          </table:table-cell>
          <table:table-cell office:value-type="float" office:value="27.552" table:style-name="ce1">
            <text:p>27,552</text:p>
          </table:table-cell>
          <table:table-cell office:value-type="float" office:value="84.183700000000002" table:style-name="ce1">
            <text:p>84,18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6</text:p>
          </table:table-cell>
          <table:table-cell office:value-type="float" office:value="177.27600000000001" table:style-name="ce1">
            <text:p>177,276</text:p>
          </table:table-cell>
          <table:table-cell office:value-type="float" office:value="219.66419999999999" table:style-name="ce1">
            <text:p>219,6642</text:p>
          </table:table-cell>
          <table:table-cell office:value-type="float" office:value="116.063" table:style-name="ce1">
            <text:p>116,063</text:p>
          </table:table-cell>
          <table:table-cell office:value-type="float" office:value="2918.75" table:style-name="ce1">
            <text:p>2918,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7</text:p>
          </table:table-cell>
          <table:table-cell office:value-type="float" office:value="1667.7284" table:style-name="ce1">
            <text:p>1667,7284</text:p>
          </table:table-cell>
          <table:table-cell office:value-type="float" office:value="1630.2493999999999" table:style-name="ce1">
            <text:p>1630,2494</text:p>
          </table:table-cell>
          <table:table-cell office:value-type="float" office:value="1063.3081" table:style-name="ce1">
            <text:p>1063,3081</text:p>
          </table:table-cell>
          <table:table-cell office:value-type="float" office:value="258117.10769999999" table:style-name="ce1">
            <text:p>258117,10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^8</text:p>
          </table:table-cell>
          <table:table-cell office:value-type="float" office:value="18065.660400000001" table:style-name="ce1">
            <text:p>18065,6604</text:p>
          </table:table-cell>
          <table:table-cell office:value-type="float" office:value="15913.3315" table:style-name="ce3">
            <text:p>15913,3315</text:p>
          </table:table-cell>
          <table:table-cell office:value-type="float" office:value="10835.1643" table:style-name="ce1">
            <text:p>10835,1643</text:p>
          </table:table-cell>
          <table:table-cell office:value-type="float" office:value="2581170" table:style-name="ce1">
            <text:p>2581170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Tabelle1.A1:Tabelle1.C17" table:name="Tabelle1" table:display-filter-buttons="true"/>
        <table:database-range table:target-range-address="Tabelle1.A20:Tabelle1.E26" table:name="Tabel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Fiona Riesterer</meta:initial-creator>
    <dc:creator>Fiona Riesterer</dc:creator>
    <meta:creation-date>2022-11-28T17:42:49Z</meta:creation-date>
    <dc:date>2022-12-02T15:40:4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94.0pt" chart:style-name="Crt0">
        <chart:title chart:style-name="CT00">
          <text:p text:style-name="a0" text:class-names="" text:cond-style-name="">Running time comparison with different number of processor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#processor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ime in ms</text:p>
            </chart:title>
            <chart:grid chart:class="major" chart:style-name="GMa1"/>
          </chart:axis>
          <chart:series chart:label-cell-address="Tabelle1.$B$1" chart:values-cell-range-address="Tabelle1.$B$2:.$B$17" chart:class="chart:bar" chart:attached-axis="primary-y" chart:style-name="G0S1">
            <chart:data-point chart:repeated="16"/>
          </chart:series>
          <chart:series chart:label-cell-address="Tabelle1.$C$1" chart:values-cell-range-address="Tabelle1.$C$2:.$C$17" chart:class="chart:bar" chart:attached-axis="primary-y" chart:style-name="G0S2"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.1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origin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svg:x="67.11748031496063pt" svg:y="6.0pt" chart:style-name="CT00">
          <text:p text:style-name="a0" text:class-names="" text:cond-style-name="">Running time with different Input siz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put size</text:p>
            </chart:title>
            <chart:categories table:cell-range-address="Tabelle1.$A$21:.$A$26"/>
          </chart:axis>
          <chart:axis chart:dimension="y" chart:name="primary-y" chart:style-name="Axs1">
            <chart:title chart:style-name="AT01">
              <text:p text:style-name="a2" text:class-names="" text:cond-style-name="">Time in ms</text:p>
            </chart:title>
            <chart:grid chart:class="major" chart:style-name="GMa1"/>
          </chart:axis>
          <chart:series chart:label-cell-address="Tabelle1.$B$20" chart:values-cell-range-address="Tabelle1.$B$21:.$B$26" chart:class="chart:bar" chart:attached-axis="primary-y" chart:style-name="G0S0">
            <chart:data-point chart:repeated="6"/>
          </chart:series>
          <chart:series chart:label-cell-address="Tabelle1.$C$20" chart:values-cell-range-address="Tabelle1.$C$21:.$C$26" chart:class="chart:bar" chart:attached-axis="primary-y" chart:style-name="G0S1">
            <chart:data-point chart:repeated="6"/>
          </chart:series>
          <chart:series chart:label-cell-address="Tabelle1.$D$20" chart:values-cell-range-address="Tabelle1.$D$21:.$D$26" chart:class="chart:bar" chart:attached-axis="primary-y" chart:style-name="G0S2">
            <chart:data-point chart:repeated="6"/>
          </chart:series>
          <chart:series chart:label-cell-address="Tabelle1.$E$20" chart:values-cell-range-address="Tabelle1.$E$21:.$E$26" chart:class="chart:bar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